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550d5"/>
    </style:style>
    <style:style style:name="P7" style:family="paragraph" style:parent-style-name="Table_20_Contents">
      <style:text-properties officeooo:rsid="000550d5" officeooo:paragraph-rsid="0008f16f"/>
    </style:style>
    <style:style style:name="P8" style:family="paragraph" style:parent-style-name="Table_20_Contents">
      <style:text-properties officeooo:rsid="000550d5" officeooo:paragraph-rsid="0006e938"/>
    </style:style>
    <style:style style:name="P9" style:family="paragraph" style:parent-style-name="Table_20_Contents">
      <style:text-properties officeooo:rsid="000550d5" officeooo:paragraph-rsid="000b74e7"/>
    </style:style>
    <style:style style:name="P10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2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3" style:family="paragraph" style:parent-style-name="Table_20_Contents">
      <style:text-properties style:font-name="TI-Nspire Sans" fo:font-size="11pt" officeooo:rsid="0013defe" officeooo:paragraph-rsid="0013defe" style:font-size-asian="11pt" style:font-size-complex="11pt"/>
    </style:style>
    <style:style style:name="P14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15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officeooo:rsid="000edc2d" officeooo:paragraph-rsid="000edc2d"/>
    </style:style>
    <style:style style:name="P17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8" style:family="paragraph" style:parent-style-name="Table_20_Contents">
      <style:text-properties officeooo:rsid="0013defe" officeooo:paragraph-rsid="0013defe"/>
    </style:style>
    <style:style style:name="P19" style:family="paragraph" style:parent-style-name="Table_20_Contents">
      <style:text-properties officeooo:rsid="00154bbd" officeooo:paragraph-rsid="00175d36"/>
    </style:style>
    <style:style style:name="P20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154bbd" officeooo:paragraph-rsid="00154bbd"/>
    </style:style>
    <style:style style:name="P21" style:family="paragraph" style:parent-style-name="Standard">
      <style:text-properties officeooo:rsid="0007535e" officeooo:paragraph-rsid="0007535e"/>
    </style:style>
    <style:style style:name="P22" style:family="paragraph" style:parent-style-name="Standard">
      <style:text-properties officeooo:rsid="0007535e" officeooo:paragraph-rsid="00083ee5"/>
    </style:style>
    <style:style style:name="P23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4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5" style:family="paragraph" style:parent-style-name="Standard">
      <style:text-properties officeooo:rsid="0010d04c" officeooo:paragraph-rsid="0010d04c"/>
    </style:style>
    <style:style style:name="P26" style:family="paragraph" style:parent-style-name="Table_20_Contents">
      <style:paragraph-properties>
        <style:tab-stops>
          <style:tab-stop style:position="0.794cm"/>
        </style:tab-stops>
      </style:paragraph-properties>
      <style:text-properties officeooo:rsid="000550d5" officeooo:paragraph-rsid="001a9aa2"/>
    </style:style>
    <style:style style:name="P2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2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0550d5" officeooo:paragraph-rsid="001b50a7" style:font-size-asian="11pt" style:font-size-complex="11pt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T5" style:family="text">
      <style:text-properties officeooo:rsid="0013de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4bbd" style:font-style-asian="italic" style:font-style-complex="italic"/>
    </style:style>
    <style:style style:name="T8" style:family="text">
      <style:text-properties officeooo:rsid="00154bbd"/>
    </style:style>
    <style:style style:name="T9" style:family="text">
      <style:text-properties officeooo:rsid="0016c6d6"/>
    </style:style>
    <style:style style:name="T10" style:family="text">
      <style:text-properties officeooo:rsid="00175d36"/>
    </style:style>
    <style:style style:name="T11" style:family="text">
      <style:text-properties officeooo:rsid="001a9aa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5">Diese Erweiterung stellt einige brauchbare Funktionen für den Mathematikunterricht zur Verfügung.</text:p>
      <text:p text:style-name="Standard"/>
      <text:p text:style-name="P22"><text:span text:style-name="T4">K</text:span>opiere die Datei <text:span text:style-name="Datei"><text:span text:style-name="T2">InitMaxima.mac</text:span></text:span> in das gleiche Verzeichnis wie deine Maxima Datei.</text:p>
      <text:p text:style-name="P21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Beschreibung</text:p>
          </table:table-cell>
          <table:table-cell table:style-name="Tabelle1.B1" office:value-type="string">
            <text:p text:style-name="P15">Beispiel</text:p>
          </table:table-cell>
        </table:table-row>
        <table:table-row>
          <table:table-cell table:style-name="Tabelle1.A2" office:value-type="string">
            <text:p text:style-name="P6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P6"/>
            <text:p text:style-name="P26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11">y&gt;[ymin,ymax],</text:span><text:line-break/><text:tab/><text:span text:style-name="T8">filename&gt;"</text:span><text:span text:style-name="T7">Dateiname</text:span><text:span text:style-name="T8">",</text:span></text:p>
            <text:p text:style-name="P20"><text:tab/>xlabel&gt;"die x-Achse",</text:p>
            <text:p text:style-name="P26"><text:span text:style-name="T8"><text:tab/>ylabel&gt;"die y-Achse",</text:span></text:p>
            <text:p text:style-name="P26"><text:span text:style-name="T11"><text:tab/>titel&gt;"Mein Titel"<text:line-break/></text:span>)</text:p>
          </table:table-cell>
          <table:table-cell table:style-name="Tabelle1.B3" table:number-rows-spanned="2" office:value-type="string">
            <text:p text:style-name="P10">Zeichne(cos(2*x), 0, 4);</text:p>
            <text:p text:style-name="P10">Zeichne(<text:span text:style-name="T9">[</text:span>cos(2*x), <text:span text:style-name="T9">x^3, x]</text:span>, 0, 4);</text:p>
            <text:p text:style-name="P10"/>
            <text:p text:style-name="P14">Zeichne( cos(2*x), 0, 4,</text:p>
            <text:p text:style-name="P28"><text:span text:style-name="T11"><text:s text:c="2"/>y&gt;[0,-3],</text:span></text:p>
            <text:p text:style-name="P14"><text:s text:c="2"/>filename&gt;"Supergrafik",</text:p>
            <text:p text:style-name="P14"><text:s text:c="2"/>xlabel&gt;"die x-Achse",</text:p>
            <text:p text:style-name="P14"><text:s text:c="2"/>ylabel&gt;"die y-Achse"</text:p>
            <text:p text:style-name="P14">);</text:p>
          </table:table-cell>
        </table:table-row>
        <table:table-row>
          <table:table-cell table:style-name="Tabelle1.A3" office:value-type="string">
            <text:p text:style-name="P19">Zeichnet die gegebenen Funktionen f1 und f2 und speichert die Grafik sie als SVG Datei (<text:span text:style-name="T6">Dateiname.svg</text:span>) ab, wobei die Achsen beschriftet werden. <text:line-break/><text:line-break/>Die Parameter müssen korrekt geschrieben sein, ansonsten werden sie nicht akzeptiert.<text:line-break/><text:line-break/><text:span text:style-name="T10">Es können beliebig viele Funktionen in einer Liste zusammengefasst werden.</text:span>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8">GlSys2(gl1,gl2);</text:p>
            <text:p text:style-name="P7">GlSys2Var(gl1,gl2,x,y);</text:p>
          </table:table-cell>
          <table:table-cell table:style-name="Tabelle1.B5" table:number-rows-spanned="2" office:value-type="string">
            <text:p text:style-name="P13">gl1: 2*x+3*y=12;</text:p>
            <text:p text:style-name="P12"><text:span text:style-name="T5">gl2: 2*x-4*y=14;</text:span><text:line-break/>GlSys2(gl1,gl2);</text:p>
            <text:p text:style-name="P11">GlSys2Var(gl1,gl2,x,y);</text:p>
          </table:table-cell>
        </table:table-row>
        <table:table-row table:style-name="Tabelle1.4">
          <table:table-cell table:style-name="Tabelle1.A5" office:value-type="string">
            <text:p text:style-name="P18">Löst eine Gleichungssystem mit zwei Gleichungen nach x und y auf</text:p>
            <text:p text:style-name="P7">Löst eine Gleichungssystem <text:span text:style-name="T5">mit</text:span> zwei Gleichungen auf, wobei die Variable<text:span text:style-name="T3">n</text:span> <text:span text:style-name="T3">angegeben</text:span> werden können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9">CreateFunktion(p1,p2, f);</text:p>
          </table:table-cell>
          <table:table-cell table:style-name="Tabelle1.B7" table:number-rows-spanned="2" office:value-type="string">
            <text:p text:style-name="P24">p1:[5,100]$</text:p>
            <text:p text:style-name="P24">p2:[8,130]$</text:p>
            <text:p text:style-name="P23">f: y=a*b^x$</text:p>
            <text:p text:style-name="P23">f: CreateFunktion(p1,p2, f);</text:p>
          </table:table-cell>
        </table:table-row>
        <table:table-row table:style-name="Tabelle1.4">
          <table:table-cell table:style-name="Tabelle1.A5" office:value-type="string">
            <text:p text:style-name="P16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1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7S</meta:editing-duration>
    <meta:editing-cycles>23</meta:editing-cycles>
    <meta:generator>LibreOffice/5.3.7.2$Windows_X86_64 LibreOffice_project/6b8ed514a9f8b44d37a1b96673cbbdd077e24059</meta:generator>
    <dc:date>2018-01-31T09:26:23.917000000</dc:date>
    <meta:document-statistic meta:table-count="1" meta:image-count="0" meta:object-count="6" meta:page-count="1" meta:paragraph-count="37" meta:word-count="180" meta:character-count="1440" meta:non-whitespace-character-count="12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